
<file path=META-INF/manifest.xml><?xml version="1.0" encoding="utf-8"?>
<manifest:manifest xmlns:manifest="urn:oasis:names:tc:opendocument:xmlns:manifest:1.0">
  <manifest:file-entry manifest:full-path="/" manifest:media-type="application/vnd.oasis.opendocument.text"/>
  <manifest:file-entry manifest:full-path="mimetype" manifest:media-type="text/plain"/>
  <manifest:file-entry manifest:full-path="content.xml" manifest:media-type="text/xml"/>
  <manifest:file-entry manifest:full-path="settings.xml" manifest:media-type="text/xml"/>
  <manifest:file-entry manifest:full-path="styles.xml" manifest:media-type="text/xml"/>
  <manifest:file-entry manifest:full-path="META-INF/manifest.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style style:name="P1" style:parent-style-name="Normal" style:master-page-name="MP0" style:family="paragraph">
      <style:paragraph-properties fo:break-before="page"/>
    </style:style>
    <style:style style:name="P2" style:parent-style-name="Normal" style:family="paragraph">
      <style:text-properties fo:language="en" fo:country="US"/>
    </style:style>
    <style:style style:name="P3" style:parent-style-name="Normal" style:family="paragraph">
      <style:text-properties fo:language="en" fo:country="US"/>
    </style:style>
    <style:style style:name="P4" style:parent-style-name="Normal" style:family="paragraph">
      <style:text-properties fo:language="en" fo:country="US"/>
    </style:style>
    <style:style style:name="P5" style:parent-style-name="Normal" style:family="paragraph">
      <style:text-properties fo:language="en" fo:country="US"/>
    </style:style>
    <style:style style:name="P6" style:parent-style-name="Normal" style:list-style-name="LFO1" style:family="paragraph">
      <style:text-properties fo:language="en" fo:country="US"/>
    </style:style>
    <style:style style:name="P7" style:parent-style-name="Normal" style:family="paragraph">
      <style:text-properties fo:language="en" fo:country="US"/>
    </style:style>
    <style:style style:name="P8" style:parent-style-name="Normal" style:list-style-name="LFO2" style:family="paragraph"/>
    <style:style style:name="P9" style:parent-style-name="Normal" style:list-style-name="LFO2" style:family="paragraph"/>
    <style:style style:name="P10" style:parent-style-name="Normal" style:list-style-name="LFO2" style:family="paragraph"/>
    <style:style style:name="T11" style:parent-style-name="Policepardéfaut" style:family="text">
      <style:text-properties fo:font-style="italic" style:font-style-asian="italic" style:font-style-complex="italic" fo:language="en" fo:country="US"/>
    </style:style>
    <style:style style:name="P12" style:parent-style-name="Normal" style:list-style-name="LFO2" style:family="paragraph"/>
    <style:style style:name="P13" style:parent-style-name="Normal" style:list-style-name="LFO2" style:family="paragraph">
      <style:text-properties fo:language="en" fo:country="US"/>
    </style:style>
    <style:style style:name="P14" style:parent-style-name="Normal" style:list-style-name="LFO2" style:family="paragraph">
      <style:text-properties fo:language="en" fo:country="US"/>
    </style:style>
    <style:style style:name="P15" style:parent-style-name="Normal" style:list-style-name="LFO2" style:family="paragraph">
      <style:text-properties fo:language="en" fo:country="US"/>
    </style:style>
    <style:style style:name="P16" style:parent-style-name="Normal" style:list-style-name="LFO2" style:family="paragraph">
      <style:text-properties fo:language="en" fo:country="US"/>
    </style:style>
    <style:style style:name="P17" style:parent-style-name="Normal" style:list-style-name="LFO2" style:family="paragraph"/>
    <style:style style:name="P18" style:parent-style-name="Normal" style:list-style-name="LFO2" style:family="paragraph">
      <style:text-properties fo:language="en" fo:country="US"/>
    </style:style>
    <style:style style:name="P19" style:parent-style-name="Normal" style:list-style-name="LFO2" style:family="paragraph"/>
    <style:style style:name="P20" style:parent-style-name="Normal" style:list-style-name="LFO2" style:family="paragraph">
      <style:text-properties fo:language="en" fo:country="US"/>
    </style:style>
    <style:style style:name="P21" style:parent-style-name="Normal" style:list-style-name="LFO2" style:family="paragraph"/>
    <style:style style:name="P22" style:parent-style-name="Normal" style:list-style-name="LFO2" style:family="paragraph">
      <style:text-properties fo:language="en" fo:country="US"/>
    </style:style>
    <style:style style:name="P23" style:parent-style-name="Normal" style:list-style-name="LFO2" style:family="paragraph"/>
    <style:style style:name="P24" style:parent-style-name="Normal" style:list-style-name="LFO2" style:family="paragraph"/>
    <style:style style:name="P25" style:parent-style-name="Normal" style:list-style-name="LFO2" style:family="paragraph">
      <style:text-properties fo:language="en" fo:country="US"/>
    </style:style>
    <style:style style:name="P26" style:parent-style-name="Normal" style:list-style-name="LFO2" style:family="paragraph"/>
    <style:style style:name="P27" style:parent-style-name="Normal" style:list-style-name="LFO2" style:family="paragraph"/>
    <style:style style:name="P28" style:parent-style-name="Normal" style:list-style-name="LFO2" style:family="paragraph"/>
    <style:style style:name="P29" style:parent-style-name="Normal" style:list-style-name="LFO2" style:family="paragraph"/>
  </office:automatic-styles>
  <office:body>
    <office:text text:use-soft-page-breaks="true">
      <text:p text:style-name="P1">7. Faire des trucs avec les données</text:p>
      <text:p text:style-name="Normal">Donc, nous avons maintenant les données de Twitter. Mais que faisons-nous avec elle? Il est dans ce format bizarre appelé JSON! Eh bien, certains<text:s/>d'entre vous<text:s/>ont de<text:s/>l'expérience avec JSON, mais je sais que beaucoup d'entre vous ne<text:s/>l’ont pas. La raison<text:s/>est que<text:s/>Twitter choisit cette sur les autres formats (tels que XML et RSS) est qu'il peut être plus facile de travailler avec et il permet à plus d'un ensemble de données riches. Cela<text:s/>est<text:s/>certainement<text:s/>vrai- Twitter nous donne beaucoup de bonté dans la sortie JSON, mais il peut être intimidant au début.</text:p>
      <text:p text:style-name="Normal">Eh bien, il y a une fonction PHP qui peut venir à notre secours appelé json_decode. Il convertit ou décode une chaîne JSON dans un objet ou un tableau. Pour cet exercice, nous allons convertir la chaîne JSON dans un "tableau associatif". Un tableau est une chaîne spéciale qui contient plus d'une valeur. Dans un tableau associatif, vous pouvez donner à chaque valeur d'un nom<text:s/>ou d'une clé. Cela rend plus facile de récupérer cette valeur par la suite. Dans notre cas, nous pouvons demander au tableau pour nous donner le texte du tweet ou le nom d'écran. Pour plus d'informations, jetez un oeil à ce simple article sur les tableaux<text:s/>de W3 Schools.</text:p>
      <text:p text:style-name="Normal">Ainsi, au lieu de sortir la chaîne JSON, permet de le convertir en un tableau associatif en utilisant la fonction json_decode:</text:p>
      <text:p text:style-name="P2">$string = json_decode($twitter-&gt;setGetfield($getfield)</text:p>
      <text:p text:style-name="P3"><text:s text:c="13"/>-&gt;buildOauth($url, $requestMethod)</text:p>
      <text:p text:style-name="P4"><text:s text:c="11"/><text:s text:c="2"/>-&gt;performRequest(),$assoc = TRUE);</text:p>
      <text:p text:style-name="P5"/>
      <text:p text:style-name="Normal">Vous remarquerez que ce qui est presque le même que précédemment, sauf que nous avons enveloppé avec json_decode et ensemble $ assoc à TRUE pour que nous convertissons le JSON à un tableau associatif.</text:p>
      <text:p text:style-name="Normal">Nous ne pouvons pas simplement la sortie d'un tableau à l'aide d’écho, car il a plus d'une valeur. de sortie du tableau en utilisant la fonction print_r Pour l'instant laisser. Pour le rendre plus facile à lire, nous terminerons en balises &lt;pre&gt; de sorte qu'il est un texte<text:s/>pré-formaté (c.-à largeur fixe ) .</text:p>
      <text:p text:style-name="Normal">Juste au cas où Twitter renvoie une erreur, il est important d'être informé de cela. Twitter renvoie toutes les erreurs dans le tableau d’erreur, donc nous pouvons vérifier cela. Si elle existe, nous pouvons renvoyer le<text:s/>message d’erreur et arrêter le script :</text:p>
      <text:list text:style-name="LFO1" text:continue-numbering="true">
        <text:list-item>
          <text:p text:style-name="P6">if($string["errors"][0]["message"] != "") {echo "&lt;h3&gt;Sorry, there was a problem.&lt;/h3&gt;&lt;p&gt;Twitter returned the following error message:&lt;/p&gt;&lt;p&gt;&lt;em&gt;".$string[errors][0]["message"]."&lt;/em&gt;&lt;/p&gt;";exit();}</text:p>
        </text:list-item>
      </text:list>
      <text:p text:style-name="P7"/>
      <text:p text:style-name="Normal">Voici le code complet à ce jour ...</text:p>
      <text:list text:style-name="LFO2" text:continue-numbering="true">
        <text:list-item>
          <text:p text:style-name="P8">&lt;?php</text:p>
        </text:list-item>
        <text:list-item>
          <text:p text:style-name="P9">require_once('TwitterAPIExchange.php');</text:p>
        </text:list-item>
        <text:list-item>
          <text:p text:style-name="P10"><text:span text:style-name="T11">/** Set access tokens here - see: https://dev.twitter.com/apps/ **/</text:span></text:p>
        </text:list-item>
        <text:list-item>
          <text:p text:style-name="P12">$settings = array(</text:p>
        </text:list-item>
        <text:list-item>
          <text:p text:style-name="P13">'oauth_access_token' =&gt; "YOUR_OAUTH_ACCESS_TOKEN",</text:p>
        </text:list-item>
        <text:list-item>
          <text:p text:style-name="P14">'oauth_access_token_secret' =&gt;<text:s/>"YOUR_OAUTH_ACCESS_TOKEN_SECRET",</text:p>
        </text:list-item>
        <text:list-item>
          <text:p text:style-name="P15">'consumer_key' =&gt; "YOUR_CONSUMER_KEY",</text:p>
        </text:list-item>
        <text:list-item>
          <text:p text:style-name="P16">'consumer_secret' =&gt; "YOUR_CONSUMER_SECRET"</text:p>
        </text:list-item>
        <text:list-item>
          <text:p text:style-name="P17">);</text:p>
        </text:list-item>
        <text:list-item>
          <text:p text:style-name="P18">$url = "https://api.twitter.com/1.1/statuses/user_timeline.json";</text:p>
        </text:list-item>
        <text:list-item>
          <text:p text:style-name="P19">$requestMethod = "GET";</text:p>
        </text:list-item>
        <text:list-item>
          <text:p text:style-name="P20">$getfield = '?screen_name=iagdotme&amp;count=20';</text:p>
        </text:list-item>
        <text:list-item>
          <text:p text:style-name="P21">$twitter = new TwitterAPIExchange($settings);</text:p>
        </text:list-item>
        <text:list-item>
          <text:p text:style-name="P22">$string = json_decode($twitter-&gt;setGetfield($getfield)</text:p>
        </text:list-item>
        <text:list-item>
          <text:p text:style-name="P23">-&gt;buildOauth($url, $requestMethod)</text:p>
        </text:list-item>
        <text:list-item>
          <text:p text:style-name="P24">-&gt;performRequest(),$assoc = TRUE);</text:p>
        </text:list-item>
        <text:list-item>
          <text:p text:style-name="P25">if($string["errors"][0]["message"] != "") {echo "&lt;h3&gt;Sorry, there was a problem.&lt;/h3&gt;&lt;p&gt;Twitter returned the following error message:&lt;/p&gt;&lt;p&gt;&lt;em&gt;".$string[errors][0]["message"]."&lt;/em&gt;&lt;/p&gt;";exit();}</text:p>
        </text:list-item>
        <text:list-item>
          <text:p text:style-name="P26">echo "&lt;pre&gt;";</text:p>
        </text:list-item>
        <text:list-item>
          <text:p text:style-name="P27">print_r($string);</text:p>
        </text:list-item>
        <text:list-item>
          <text:p text:style-name="P28">echo "&lt;/pre&gt;";</text:p>
        </text:list-item>
        <text:list-item>
          <text:p text:style-name="P29">?&gt;</text:p>
        </text:list-item>
      </text:list>
      <text:p text:style-name="Normal">Vous pouvez voir un exemple de la sortie ici .</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c="http://purl.org/dc/elements/1.1/" xmlns:dr3d="urn:oasis:names:tc:opendocument:xmlns:dr3d:1.0" xmlns:draw="urn:oasis:names:tc:opendocument:xmlns:drawing:1.0" xmlns:fo="urn:oasis:names:tc:opendocument:xmlns:xsl-fo-compatible:1.0" xmlns:form="urn:oasis:names:tc:opendocument:xmlns:form:1.0"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link="http://www.w3.org/1999/xlink">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style:vertical-align="baseline" fo:margin-bottom="0.1388in" fo:line-height="115%"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fr" fo:country="FR"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Policepardéfaut" style:display-name="Police par défaut"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style style:family="graphic">
      <style:graphic-properties draw:fill="solid" draw:fill-color="#4f81bd" draw:opacity="100%" draw:stroke="solid" svg:stroke-width="0.02778in" svg:stroke-color="#385d8a" svg:stroke-opacity="100%"/>
    </style:default-style>
  </office:styles>
  <office:automatic-styles>
    <text:list-style style:name="LFO1">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text:list-style style:name="LFO2">
      <text:list-level-style-number text:level="1" style:num-suffix="." style:num-format="1">
        <style:list-level-properties text:space-before="0.25in" text:min-label-width="0.25in"/>
      </text:list-level-style-number>
      <text:list-level-style-number text:level="2" style:num-suffix="." style:num-format="1">
        <style:list-level-properties text:space-before="0.75in" text:min-label-width="0.25in"/>
      </text:list-level-style-number>
      <text:list-level-style-number text:level="3" style:num-suffix="." style:num-format="1">
        <style:list-level-properties text:space-before="1.25in" text:min-label-width="0.25in"/>
      </text:list-level-style-number>
      <text:list-level-style-number text:level="4" style:num-suffix="." style:num-format="1">
        <style:list-level-properties text:space-before="1.75in" text:min-label-width="0.25in"/>
      </text:list-level-style-number>
      <text:list-level-style-number text:level="5" style:num-suffix="." style:num-format="1">
        <style:list-level-properties text:space-before="2.25in" text:min-label-width="0.25in"/>
      </text:list-level-style-number>
      <text:list-level-style-number text:level="6" style:num-suffix="." style:num-format="1">
        <style:list-level-properties text:space-before="2.75in" text:min-label-width="0.25in"/>
      </text:list-level-style-number>
      <text:list-level-style-number text:level="7" style:num-suffix="." style:num-format="1">
        <style:list-level-properties text:space-before="3.25in" text:min-label-width="0.25in"/>
      </text:list-level-style-number>
      <text:list-level-style-number text:level="8" style:num-suffix="." style:num-format="1">
        <style:list-level-properties text:space-before="3.75in" text:min-label-width="0.25in"/>
      </text:list-level-style-number>
      <text:list-level-style-number text:level="9" style:num-suffix="." style:num-format="1">
        <style:list-level-properties text:space-before="4.25in" text:min-label-width="0.25in"/>
      </text:list-level-style-number>
    </text:list-style>
    <style:page-layout style:name="PL0">
      <style:page-layout-properties fo:page-width="8.268in" fo:page-height="11.693in" style:print-orientation="portrait" fo:margin-top="0.984in" fo:margin-left="0.984in" fo:margin-bottom="0.984in" fo:margin-right="0.984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1">
  <office:meta>
    <meta:generator>MicrosoftOffice/14.0 MicrosoftWord</meta:generator>
    <meta:initial-creator>Samir</meta:initial-creator>
    <dc:creator>Samir</dc:creator>
    <meta:creation-date>2016-07-16T18:25:00Z</meta:creation-date>
    <dc:date>2016-07-16T19:18:00Z</dc:date>
    <meta:template xlink:href="Normal.dotm" xlink:type="simple"/>
    <meta:editing-cycles>10</meta:editing-cycles>
    <meta:editing-duration>PT180S</meta:editing-duration>
    <meta:document-statistic meta:page-count="2" meta:paragraph-count="6" meta:word-count="532" meta:character-count="3454" meta:row-count="24" meta:non-whitespace-character-count="2928"/>
  </office:meta>
</office:document-meta>
</file>